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sine" svg:font-family="Cousine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6847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6847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6847in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2.0014in"/>
    </style:style>
    <style:style style:name="Table5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3.2514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min-row-height="3.6236in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Liberation Mono" fo:font-size="10pt" style:font-name-asian="DejaVu Sans Mono1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paragraph-rsid="000cce93" style:font-name-asian="DejaVu Sans Mono1" style:font-size-asian="10pt" style:font-name-complex="Liberation Mono" style:font-size-complex="10pt"/>
    </style:style>
    <style:style style:name="P3" style:family="paragraph" style:parent-style-name="Table_20_Contents">
      <style:text-properties officeooo:paragraph-rsid="001823cf"/>
    </style:style>
    <style:style style:name="P4" style:family="paragraph" style:parent-style-name="Standard">
      <style:text-properties officeooo:paragraph-rsid="00084055"/>
    </style:style>
    <style:style style:name="P5" style:family="paragraph" style:parent-style-name="Text_20_body">
      <style:text-properties officeooo:paragraph-rsid="00084055"/>
    </style:style>
    <style:style style:name="P6" style:family="paragraph" style:parent-style-name="Text_20_body">
      <style:text-properties officeooo:paragraph-rsid="000cce93"/>
    </style:style>
    <style:style style:name="P7" style:family="paragraph" style:parent-style-name="Text_20_body">
      <style:text-properties style:font-name="Cousine"/>
    </style:style>
    <style:style style:name="P8" style:family="paragraph" style:parent-style-name="Text_20_body">
      <style:text-properties style:font-name="Cousine" officeooo:paragraph-rsid="000cce93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0cce93"/>
    </style:style>
    <style:style style:name="P11" style:family="paragraph" style:parent-style-name="Preformatted_20_Text">
      <style:paragraph-properties fo:margin-top="0in" fo:margin-bottom="0.1965in" loext:contextual-spacing="false"/>
      <style:text-properties fo:color="#a9b7c6" style:font-name="DejaVu Sans Mono" fo:font-size="11.3000001907349pt"/>
    </style:style>
    <style:style style:name="P12" style:family="paragraph" style:parent-style-name="Heading_20_1">
      <style:text-properties officeooo:paragraph-rsid="00084055"/>
    </style:style>
    <style:style style:name="P13" style:family="paragraph" style:parent-style-name="Heading_20_1">
      <style:paragraph-properties fo:break-before="page"/>
      <style:text-properties officeooo:paragraph-rsid="00084055"/>
    </style:style>
    <style:style style:name="P14" style:family="paragraph" style:parent-style-name="Text_20_body">
      <style:paragraph-properties fo:margin-top="0in" fo:margin-bottom="0in" loext:contextual-spacing="false"/>
    </style:style>
    <style:style style:name="P15" style:family="paragraph" style:parent-style-name="Preformatted_20_Text">
      <style:text-properties style:font-name="Liberation Mono" fo:font-size="10pt" style:font-name-asian="DejaVu Sans Mono1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paragraph-rsid="000cce93" style:font-name-asian="DejaVu Sans Mono1" style:font-size-asian="10pt" style:font-name-complex="Liberation Mono" style:font-size-complex="10pt"/>
    </style:style>
    <style:style style:name="P17" style:family="paragraph" style:parent-style-name="Preformatted_20_Text">
      <style:text-properties fo:color="#a9b7c6"/>
    </style:style>
    <style:style style:name="P18" style:family="paragraph" style:parent-style-name="Preformatted_20_Text">
      <style:text-properties fo:color="#a9b7c6" style:font-name="DejaVu Sans Mono" fo:font-size="11.3000001907349pt"/>
    </style:style>
    <style:style style:name="P19" style:family="paragraph" style:parent-style-name="Heading_20_3">
      <style:text-properties officeooo:paragraph-rsid="001823cf"/>
    </style:style>
    <style:style style:name="P20" style:family="paragraph" style:parent-style-name="Preformatted_20_Text">
      <style:text-properties fo:color="#a9b7c6" style:font-name="DejaVu Sans Mono" fo:font-size="11.300000190734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cce93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cce93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fo:letter-spacing="normal" fo:font-weight="normal" style:font-size-asian="12pt" style:font-size-complex="12pt"/>
    </style:style>
    <style:style style:name="T7" style:family="text">
      <style:text-properties style:font-name="Cousine" fo:font-size="12pt" style:font-size-asian="12pt" style:font-size-complex="12pt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Liberation Serif" fo:font-size="12pt" fo:letter-spacing="normal" fo:font-weight="normal" style:font-size-asian="12pt" style:font-size-complex="12pt"/>
    </style:style>
    <style:style style:name="T10" style:family="text">
      <style:text-properties fo:font-variant="normal" fo:text-transform="none" style:font-name="Cousine" fo:font-size="12pt" fo:letter-spacing="normal" fo:font-style="normal" fo:font-weight="normal" style:font-size-asian="12pt" style:font-size-complex="12pt"/>
    </style:style>
    <style:style style:name="T11" style:family="text">
      <style:text-properties officeooo:rsid="000f3e28"/>
    </style:style>
    <style:style style:name="T12" style:family="text">
      <style:text-properties officeooo:rsid="001087f4"/>
    </style:style>
    <style:style style:name="T13" style:family="text">
      <style:text-properties style:font-name="DejaVu Sans Mono" fo:font-size="11.3000001907349pt"/>
    </style:style>
    <style:style style:name="T14" style:family="text">
      <style:text-properties fo:color="#a9b7c6" style:font-name="DejaVu Sans Mono" fo:font-size="11.3000001907349pt"/>
    </style:style>
    <style:style style:name="T15" style:family="text">
      <style:text-properties fo:color="#a9b7c6" style:font-name="DejaVu Sans Mono" fo:font-size="11.3000001907349pt" officeooo:rsid="000cce93"/>
    </style:style>
    <style:style style:name="T16" style:family="text">
      <style:text-properties fo:color="#a9b7c6" style:font-name="DejaVu Sans Mono" fo:font-size="11.3000001907349pt" style:font-size-asian="10pt" style:font-size-complex="10pt"/>
    </style:style>
    <style:style style:name="T17" style:family="text">
      <style:text-properties fo:color="#a9b7c6" style:font-name="Cousine" fo:font-size="11.3000001907349pt" officeooo:rsid="000cce93"/>
    </style:style>
    <style:style style:name="T18" style:family="text">
      <style:text-properties fo:color="#8888c6"/>
    </style:style>
    <style:style style:name="T19" style:family="text">
      <style:text-properties fo:color="#8888c6" style:font-name="DejaVu Sans Mono" fo:font-size="11.3000001907349pt"/>
    </style:style>
    <style:style style:name="T20" style:family="text">
      <style:text-properties fo:color="#8888c6" style:font-name="DejaVu Sans Mono" fo:font-size="11.3000001907349pt" officeooo:rsid="000cce93"/>
    </style:style>
    <style:style style:name="T21" style:family="text">
      <style:text-properties fo:color="#6a8759"/>
    </style:style>
    <style:style style:name="T22" style:family="text">
      <style:text-properties fo:color="#6a8759" style:font-name="DejaVu Sans Mono" fo:font-size="11.3000001907349pt"/>
    </style:style>
    <style:style style:name="T23" style:family="text">
      <style:text-properties fo:color="#6a8759" style:font-name="DejaVu Sans Mono" fo:font-size="11.3000001907349pt" officeooo:rsid="000cce93"/>
    </style:style>
    <style:style style:name="T24" style:family="text">
      <style:text-properties fo:color="#cc7832"/>
    </style:style>
    <style:style style:name="T25" style:family="text">
      <style:text-properties fo:color="#cc7832" style:font-name="DejaVu Sans Mono" fo:font-size="11.3000001907349pt"/>
    </style:style>
    <style:style style:name="T26" style:family="text">
      <style:text-properties fo:color="#cc7832" style:font-name="DejaVu Sans Mono" fo:font-size="11.3000001907349pt" style:font-size-asian="10pt" style:font-size-complex="10pt"/>
    </style:style>
    <style:style style:name="T27" style:family="text">
      <style:text-properties fo:color="#ffc66d"/>
    </style:style>
    <style:style style:name="T28" style:family="text">
      <style:text-properties fo:color="#ffc66d" style:font-name="DejaVu Sans Mono" fo:font-size="11.3000001907349pt"/>
    </style:style>
    <style:style style:name="T29" style:family="text">
      <style:text-properties fo:color="#ffc66d" style:font-name="DejaVu Sans Mono" fo:font-size="11.3000001907349pt" style:font-size-asian="10pt" style:font-size-complex="10pt"/>
    </style:style>
    <style:style style:name="T30" style:family="text">
      <style:text-properties fo:color="#808080"/>
    </style:style>
    <style:style style:name="T31" style:family="text">
      <style:text-properties fo:color="#808080" style:font-name="DejaVu Sans Mono" fo:font-size="11.3000001907349pt"/>
    </style:style>
    <style:style style:name="T32" style:family="text">
      <style:text-properties fo:color="#6897bb" style:font-name="DejaVu Sans Mono" fo:font-size="11.3000001907349pt"/>
    </style:style>
    <style:style style:name="T33" style:family="text">
      <style:text-properties fo:color="#6897bb" style:font-name="DejaVu Sans Mono" fo:font-size="11.3000001907349pt" officeooo:rsid="00199ab5"/>
    </style:style>
    <style:style style:name="T34" style:family="text">
      <style:text-properties fo:font-weight="bold" officeooo:rsid="001823cf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do-now-302"/>Do Now 3.0<text:span text:style-name="T11">1</text:span></text:h>
      <text:p text:style-name="Text_20_body">Type the following code <text:span text:style-name="T2">in PyCharm</text:span>.</text:p>
      <text:p text:style-name="Preformatted_20_Text"><text:span text:style-name="Source_20_Text">def my_function(): </text:span></text:p>
      <text:p text:style-name="Preformatted_20_Text"><text:span text:style-name="Source_20_Text"><text:s text:c="4"/></text:span><text:bookmark-start text:name="__DdeLink__243_202412669"/><text:span text:style-name="Source_20_Text"><text:span text:style-name="T2">for n in range(6):</text:span></text:span><text:bookmark-end text:name="__DdeLink__243_202412669"/></text:p>
      <text:p text:style-name="Preformatted_20_Text"><text:span text:style-name="Source_20_Text"><text:s text:c="8"/></text:span><text:bookmark-start text:name="__DdeLink__245_202412669"/><text:span text:style-name="Source_20_Text"><text:span text:style-name="T2">if (n !=3 | n != 6):</text:span></text:span></text:p>
      <text:p text:style-name="P10"><text:span text:style-name="Source_20_Text"><text:s text:c="8"/><text:tab/>print(</text:span><text:span text:style-name="Source_20_Text"><text:span text:style-name="T2">n</text:span></text:span><text:span text:style-name="Source_20_Text">)</text:span><text:bookmark-end text:name="__DdeLink__245_202412669"/></text:p>
      <text:p text:style-name="Text_20_body">What does <text:span text:style-name="Source_20_Text">my_function </text:span>do?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Source_20_Text"><text:span text:style-name="T34">my_function will print out the numbers 0-6 excluding 3 and 6.</text:span></text:span></text:p>
          </table:table-cell>
        </table:table-row>
      </table:table>
      <text:p text:style-name="Text_20_body"/>
      <text:p text:style-name="P5">How would you call the function? Practice calling <text:span text:style-name="Source_20_Text">my_function </text:span>and checking that it does what you expect it to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Source_20_Text"><text:span text:style-name="T34">my_function()</text:span></text:span></text:p>
          </table:table-cell>
        </table:table-row>
      </table:table>
      <text:p text:style-name="P5"/>
      <text:p text:style-name="P5">How would you add arguments to <text:span text:style-name="Source_20_Text">my_function</text:span>?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Source_20_Text"><text:span text:style-name="T34">I add arguments to my_function by using parameters. For example, def my_function(a, b).</text:span></text:span></text:p>
          </table:table-cell>
        </table:table-row>
      </table:table>
      <text:p text:style-name="P4"/>
      <text:h text:style-name="P12" text:outline-level="1"/>
      <text:h text:style-name="P13" text:outline-level="1"><text:bookmark text:name="lab-302---birthday-song--random-cards"/>Lab 3.0<text:span text:style-name="T12">1</text:span> – <text:span text:style-name="T2">Party Time!</text:span></text:h>
      <text:p text:style-name="P6">1)<text:bookmark-start text:name="__DdeLink__241_202412669"/> <text:span text:style-name="Source_20_Text"><text:span text:style-name="T3">When squirrels get together for a party, they like to have </text:span></text:span><text:span text:style-name="Source_20_Text"><text:span text:style-name="T4">skittles</text:span></text:span><text:span text:style-name="Source_20_Text"><text:span text:style-name="T3">. A squirrel party is successful when the number of </text:span></text:span><text:span text:style-name="Source_20_Text"><text:span text:style-name="T4">skittles</text:span></text:span><text:span text:style-name="Source_20_Text"><text:span text:style-name="T3"> is between 40 and 60, inclusive. Unless it is the weekend, in which case there is no upper bound on the number of </text:span></text:span><text:span text:style-name="Source_20_Text"><text:span text:style-name="T4">skittles</text:span></text:span><text:span text:style-name="Source_20_Text"><text:span text:style-name="T3">. Return True if the party with the given values is successful, or False otherwise.</text:span></text:span></text:p>
      <text:p text:style-name="P7"><text:span text:style-name="T2">skittles</text:span>_party(30, False) → False</text:p>
      <text:p text:style-name="P8"><text:span text:style-name="T2">skittles</text:span>_party(50, False) → True</text:p>
      <text:p text:style-name="P8"><text:span text:style-name="T2">skittles</text:span>_party(70, True) → True<text:bookmark-end text:name="__DdeLink__241_202412669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><text:bookmark-start text:name="__DdeLink__747_1134655646"/><text:span text:style-name="Source_20_Text"><text:span text:style-name="T15">a = </text:span></text:span><text:span text:style-name="Source_20_Text"><text:span text:style-name="T20">int</text:span></text:span><text:span text:style-name="Source_20_Text"><text:span text:style-name="T15">(</text:span></text:span><text:span text:style-name="Source_20_Text"><text:span text:style-name="T20">input</text:span></text:span><text:span text:style-name="Source_20_Text"><text:span text:style-name="T15">(</text:span></text:span><text:span text:style-name="Source_20_Text"><text:span text:style-name="T23">"How many skittles are there in the party?"</text:span></text:span><text:span text:style-name="Source_20_Text"><text:span text:style-name="T15">))</text:span></text:span></text:p>
            <text:p text:style-name="P18">b = <text:span text:style-name="T18">int</text:span>(<text:span text:style-name="T18">input</text:span>(<text:span text:style-name="T21">"Is it a weekday or weekend?(print 0 weekday or 1 for weekend)"</text:span>))</text:p>
            <text:p text:style-name="P18"/>
            <text:p text:style-name="P18"/>
            <text:p text:style-name="P18"><text:span text:style-name="T24">def </text:span><text:span text:style-name="T27">skittles_party</text:span>(a<text:span text:style-name="T24">, </text:span>b):</text:p>
            <text:p text:style-name="P17"><text:s text:c="4"/><text:span text:style-name="T31"># weekday condition</text:span></text:p>
            <text:p text:style-name="P17"><text:span text:style-name="T30"><text:s text:c="4"/></text:span><text:span text:style-name="T25">if </text:span><text:span text:style-name="T13">b == </text:span><text:span text:style-name="T32">0</text:span><text:span text:style-name="T13">:</text:span></text:p>
            <text:p text:style-name="P17"><text:s text:c="8"/><text:span text:style-name="T25">if </text:span><text:span text:style-name="T32">40 </text:span><text:span text:style-name="T13">&lt;= a &lt;= </text:span><text:span text:style-name="T32">60</text:span><text:span text:style-name="T13">:</text:span></text:p>
            <text:p text:style-name="P17"><text:s text:c="12"/><text:span text:style-name="T19">print</text:span><text:span text:style-name="T13">(</text:span><text:span text:style-name="T22">"true"</text:span><text:span text:style-name="T13">)</text:span></text:p>
            <text:p text:style-name="P17"><text:s text:c="8"/><text:span text:style-name="T25">else</text:span><text:span text:style-name="T13">:</text:span></text:p>
            <text:p text:style-name="P17"><text:s text:c="12"/><text:span text:style-name="T19">print</text:span><text:span text:style-name="T13">(</text:span><text:span text:style-name="T22">"false"</text:span><text:span text:style-name="T13">)</text:span></text:p>
            <text:p text:style-name="P17"><text:s text:c="4"/><text:span text:style-name="T25">elif </text:span><text:span text:style-name="T13">b == </text:span><text:span text:style-name="T32">1</text:span><text:span text:style-name="T13">:</text:span></text:p>
            <text:p text:style-name="P17"><text:s text:c="8"/><text:span text:style-name="T25">if </text:span><text:span text:style-name="T13">a &gt;= </text:span><text:span text:style-name="T32">40</text:span><text:span text:style-name="T13">:</text:span></text:p>
            <text:p text:style-name="P17"><text:s text:c="12"/><text:span text:style-name="T19">print</text:span><text:span text:style-name="T13">(</text:span><text:span text:style-name="T22">"true"</text:span><text:span text:style-name="T13">)</text:span></text:p>
            <text:p text:style-name="P17"><text:s text:c="8"/><text:span text:style-name="T25">else</text:span><text:span text:style-name="T13">:</text:span></text:p>
            <text:p text:style-name="P17"><text:s text:c="12"/><text:span text:style-name="T19">print</text:span><text:span text:style-name="T13">(</text:span><text:span text:style-name="T22">"false"</text:span><text:span text:style-name="T13">)</text:span></text:p>
            <text:p text:style-name="P18"/>
            <text:p text:style-name="P18"/>
            <text:p text:style-name="P11">skittles_party(a<text:span text:style-name="T24">, </text:span>b)</text:p>
            <text:p text:style-name="P2"><text:bookmark-end text:name="__DdeLink__747_1134655646"/><text:span text:style-name="Source_20_Text"><text:span text:style-name="T17"/></text:span></text:p>
          </table:table-cell>
        </table:table-row>
      </table:table>
      <text:p text:style-name="P9"><text:span text:style-name="Source_20_Text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2) <text:span text:style-name="Source_20_Text"><text:span text:style-name="T8">Write a Python program which iterates the integers from 1 to 50. For multiples of three print "Fizz" instead of the number and for the multiples of five print "Buzz". For numbers which are multiples of both three and five print "FizzBuzz".</text:span></text:span><text:span text:style-name="Source_20_Text"><text:span text:style-name="T5"><text:line-break/></text:span></text:span><text:span text:style-name="Source_20_Text"><text:span text:style-name="Emphasis"><text:span text:style-name="T6">Sample Output</text:span></text:span></text:span><text:span text:style-name="Source_20_Text"><text:span text:style-name="T9"> </text:span></text:span><text:span text:style-name="Source_20_Text"><text:span text:style-name="T8">:</text:span></text:span><text:span text:style-name="Source_20_Text"><text:line-break/></text:span><text:span text:style-name="Source_20_Text"><text:span text:style-name="T10">fizzbuzz</text:span></text:span><text:span text:style-name="Source_20_Text"><text:span text:style-name="T7"><text:line-break/></text:span></text:span><text:span text:style-name="Source_20_Text"><text:span text:style-name="T10">1</text:span></text:span><text:span text:style-name="Source_20_Text"><text:span text:style-name="T7"><text:line-break/></text:span></text:span><text:span text:style-name="Source_20_Text"><text:span text:style-name="T10">2</text:span></text:span><text:span text:style-name="Source_20_Text"><text:span text:style-name="T7"><text:line-break/></text:span></text:span><text:span text:style-name="Source_20_Text"><text:span text:style-name="T10">fizz</text:span></text:span><text:span text:style-name="Source_20_Text"><text:span text:style-name="T7"><text:line-break/></text:span></text:span><text:span text:style-name="Source_20_Text"><text:span text:style-name="T10">4</text:span></text:span><text:span text:style-name="Source_20_Text"><text:span text:style-name="T7"><text:line-break/></text:span></text:span><text:span text:style-name="Source_20_Text"><text:span text:style-name="T10">buzz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bookmark-start text:name="__DdeLink__749_1134655646"/><text:span text:style-name="Source_20_Text"><text:span text:style-name="T25">def </text:span></text:span><text:span text:style-name="Source_20_Text"><text:span text:style-name="T28">main</text:span></text:span><text:span text:style-name="Source_20_Text"><text:span text:style-name="T14">():</text:span></text:span></text:p>
            <text:p text:style-name="P17"><text:s text:c="4"/><text:span text:style-name="T25">for </text:span><text:span text:style-name="T13">n </text:span><text:span text:style-name="T25">in </text:span><text:span text:style-name="T19">range</text:span><text:span text:style-name="T13">(</text:span><text:span text:style-name="T32">5</text:span><text:span text:style-name="T33">1</text:span><text:span text:style-name="T13">):</text:span></text:p>
            <text:p text:style-name="P17"><text:s text:c="8"/><text:span text:style-name="T25">if </text:span><text:span text:style-name="T13">n % </text:span><text:span text:style-name="T32">3 </text:span><text:span text:style-name="T13">== </text:span><text:span text:style-name="T32">0 </text:span><text:span text:style-name="T25">and </text:span><text:span text:style-name="T13">n % </text:span><text:span text:style-name="T32">5 </text:span><text:span text:style-name="T13">== </text:span><text:span text:style-name="T32">0</text:span><text:span text:style-name="T13">:</text:span></text:p>
            <text:p text:style-name="P17"><text:s text:c="12"/><text:span text:style-name="T19">print</text:span><text:span text:style-name="T13">(</text:span><text:span text:style-name="T22">"fizzbuzz"</text:span><text:span text:style-name="T13">)</text:span></text:p>
            <text:p text:style-name="P17"><text:s text:c="8"/><text:span text:style-name="T25">elif </text:span><text:span text:style-name="T13">n % </text:span><text:span text:style-name="T32">3 </text:span><text:span text:style-name="T13">== </text:span><text:span text:style-name="T32">0</text:span><text:span text:style-name="T13">:</text:span></text:p>
            <text:p text:style-name="P17"><text:s text:c="12"/><text:span text:style-name="T19">print</text:span><text:span text:style-name="T13">(</text:span><text:span text:style-name="T22">"fizz"</text:span><text:span text:style-name="T13">)</text:span></text:p>
            <text:p text:style-name="P17"><text:s text:c="8"/><text:span text:style-name="T25">elif </text:span><text:span text:style-name="T13">n % </text:span><text:span text:style-name="T32">5 </text:span><text:span text:style-name="T13">== </text:span><text:span text:style-name="T32">0</text:span><text:span text:style-name="T13">:</text:span></text:p>
            <text:p text:style-name="P17"><text:s text:c="12"/><text:span text:style-name="T19">print</text:span><text:span text:style-name="T13">(</text:span><text:span text:style-name="T22">"buzz"</text:span><text:span text:style-name="T13">)</text:span></text:p>
            <text:p text:style-name="P17"><text:s text:c="8"/><text:span text:style-name="T25">else</text:span><text:span text:style-name="T13">:</text:span></text:p>
            <text:p text:style-name="P17"><text:s text:c="12"/><text:span text:style-name="T19">print</text:span><text:span text:style-name="T13">(n)</text:span></text:p>
            <text:p text:style-name="P18"/>
            <text:p text:style-name="P18"/>
            <text:p text:style-name="P11">main()</text:p>
            <text:p text:style-name="P1"><text:bookmark-end text:name="__DdeLink__749_1134655646"/><text:span text:style-name="Source_20_Text"><text:span text:style-name="T1"/></text:span></text:p>
          </table:table-cell>
        </table:table-row>
      </table:table>
      <text:p text:style-name="P9"><text:span text:style-name="Source_20_Text"/></text:p>
      <text:h text:style-name="Heading_20_3" text:outline-level="3"/>
      <text:h text:style-name="Heading_20_3" text:outline-level="3"/>
      <text:h text:style-name="P19" text:outline-level="3"><text:bookmark text:name="bonus"/>Bonus!</text:h>
      <text:p text:style-name="Text_20_body">Write a Python program to guess a number between 1 to 9. </text:p>
      <text:p text:style-name="Text_20_body">Note : User is prompted to enter a guess. If the user guesses wrong then the prompt appears again until the guess is correct, on successful guess, user will get a "Well guessed!" message, and the program will exit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reformatted_20_Text"><text:bookmark-start text:name="__DdeLink__751_1134655646"/><text:span text:style-name="Source_20_Text"><text:span text:style-name="T26">def </text:span></text:span><text:span text:style-name="Source_20_Text"><text:span text:style-name="T29">main</text:span></text:span><text:span text:style-name="Source_20_Text"><text:span text:style-name="T16">():</text:span></text:span></text:p>
            <text:p text:style-name="P17"><text:s text:c="4"/><text:span text:style-name="T13">keep_going = </text:span><text:span text:style-name="T25">True</text:span></text:p>
            <text:p text:style-name="P17"><text:span text:style-name="T24"><text:s text:c="4"/></text:span><text:span text:style-name="T25">import </text:span><text:span text:style-name="T13">random</text:span></text:p>
            <text:p text:style-name="P17"><text:s text:c="4"/><text:span text:style-name="T19">print</text:span><text:span text:style-name="T13">(</text:span><text:span text:style-name="T22">'Hello! What is your name?'</text:span><text:span text:style-name="T13">)</text:span></text:p>
            <text:p text:style-name="P17"><text:s text:c="4"/><text:span text:style-name="T13">my_name = </text:span><text:span text:style-name="T19">input</text:span><text:span text:style-name="T13">()</text:span></text:p>
            <text:p text:style-name="P17"><text:soft-page-break/><text:s text:c="4"/><text:span text:style-name="T13">number = random.randint(</text:span><text:span text:style-name="T32">1</text:span><text:span text:style-name="T25">, </text:span><text:span text:style-name="T32">9</text:span><text:span text:style-name="T13">)</text:span></text:p>
            <text:p text:style-name="P17"><text:s text:c="4"/><text:span text:style-name="T19">print</text:span><text:span text:style-name="T13">(</text:span><text:span text:style-name="T22">'Well, ' </text:span><text:span text:style-name="T13">+ my_name + </text:span><text:span text:style-name="T22">', I am thinking of a number between 1 and 9.'</text:span><text:span text:style-name="T13">)</text:span></text:p>
            <text:p text:style-name="P17"><text:s text:c="4"/><text:span text:style-name="T25">while </text:span><text:span text:style-name="T13">keep_going:</text:span></text:p>
            <text:p text:style-name="P17"><text:s text:c="8"/><text:span text:style-name="T19">print</text:span><text:span text:style-name="T13">(</text:span><text:span text:style-name="T22">'Take a guess.'</text:span><text:span text:style-name="T13">)</text:span></text:p>
            <text:p text:style-name="P17"><text:s text:c="8"/><text:span text:style-name="T13">guess = </text:span><text:span text:style-name="T19">input</text:span><text:span text:style-name="T13">()</text:span></text:p>
            <text:p text:style-name="P17"><text:s text:c="8"/><text:span text:style-name="T13">guess = </text:span><text:span text:style-name="T19">int</text:span><text:span text:style-name="T13">(guess)</text:span></text:p>
            <text:p text:style-name="P17"><text:s text:c="8"/><text:span text:style-name="T25">if </text:span><text:span text:style-name="T13">guess == number:</text:span></text:p>
            <text:p text:style-name="P17"><text:s text:c="12"/><text:span text:style-name="T19">print</text:span><text:span text:style-name="T13">(</text:span><text:span text:style-name="T22">"Well guessed,"</text:span><text:span text:style-name="T25">, </text:span><text:span text:style-name="T13">my_name</text:span><text:span text:style-name="T25">, </text:span><text:span text:style-name="T22">"!"</text:span><text:span text:style-name="T13">)</text:span></text:p>
            <text:p text:style-name="P17"><text:s text:c="12"/><text:span text:style-name="T13">keep_going = </text:span><text:span text:style-name="T25">False</text:span></text:p>
            <text:p text:style-name="P17"><text:span text:style-name="T24"><text:s text:c="8"/></text:span><text:span text:style-name="T25">if </text:span><text:span text:style-name="T13">guess &lt; number:</text:span></text:p>
            <text:p text:style-name="P17"><text:s text:c="12"/><text:span text:style-name="T19">print</text:span><text:span text:style-name="T13">(</text:span><text:span text:style-name="T22">'Your guess is too low.'</text:span><text:span text:style-name="T13">)</text:span></text:p>
            <text:p text:style-name="P17"><text:s text:c="8"/><text:span text:style-name="T25">elif </text:span><text:span text:style-name="T13">guess &gt; number:</text:span></text:p>
            <text:p text:style-name="P17"><text:s text:c="12"/><text:span text:style-name="T19">print</text:span><text:span text:style-name="T13">(</text:span><text:span text:style-name="T22">'Your guess is too high.'</text:span><text:span text:style-name="T13">)</text:span></text:p>
            <text:p text:style-name="P18"/>
            <text:p text:style-name="P18"/>
            <text:p text:style-name="P11">main()</text:p>
            <text:p text:style-name="Table_20_Contents"><text:bookmark-end text:name="__DdeLink__751_1134655646"/><text:span text:style-name="Source_20_Text"><text:span text:style-name="T1"/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sine" svg:font-family="Cousine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4:33:11.372947560</meta:creation-date>
    <dc:date>2018-02-05T10:56:01.130501842</dc:date>
    <meta:editing-duration>PT37M47S</meta:editing-duration>
    <meta:editing-cycles>8</meta:editing-cycles>
    <meta:generator>LibreOffice/5.3.1.2$Linux_X86_64 LibreOffice_project/30m0$Build-2</meta:generator>
    <meta:document-statistic meta:table-count="6" meta:image-count="0" meta:object-count="0" meta:page-count="4" meta:paragraph-count="66" meta:word-count="427" meta:character-count="2701" meta:non-whitespace-character-count="2016"/>
  </office:meta>
</office:document-meta>
</file>